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9cf61" draw:textarea-horizontal-align="justify" draw:textarea-vertical-align="middle" draw:auto-grow-height="false" fo:min-height="0.394cm" fo:min-width="12.02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e98a51" draw:textarea-horizontal-align="justify" draw:textarea-vertical-align="middle" draw:auto-grow-height="false" fo:min-height="0.394cm" fo:min-width="12.0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gradient" draw:fill-gradient-name="Gradient_20_9" draw:textarea-horizontal-align="justify" draw:textarea-vertical-align="middle" draw:auto-grow-height="false" fo:min-height="0.266cm" fo:min-width="24.334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6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168aad" draw:textarea-horizontal-align="justify" draw:textarea-vertical-align="middle" draw:auto-grow-height="false" fo:min-height="0.202cm" fo:min-width="8.46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76c893" draw:textarea-horizontal-align="justify" draw:textarea-vertical-align="middle" draw:auto-grow-height="false" fo:min-height="0.202cm" fo:min-width="8.466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gradient" draw:fill-gradient-name="Gradient_20_8" draw:textarea-horizontal-align="justify" draw:textarea-vertical-align="middle" draw:auto-grow-height="false" fo:min-height="0.11cm" fo:min-width="17.29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-color="#f9cf61"/>
      <style:paragraph-properties fo:text-align="center"/>
    </style:style>
    <style:style style:name="P4" style:family="paragraph">
      <loext:graphic-properties draw:fill-color="#e98a51"/>
      <style:paragraph-properties fo:text-align="center"/>
    </style:style>
    <style:style style:name="P5" style:family="paragraph">
      <loext:graphic-properties draw:fill="gradient" draw:fill-gradient-name="Gradient_20_9"/>
      <style:paragraph-properties fo:text-align="center"/>
    </style:style>
    <style:style style:name="P6" style:family="paragraph">
      <style:paragraph-properties fo:text-align="end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text-outline="true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text-outline="true" style:font-name="Linux Libertine G" fo:font-size="24pt" fo:font-weight="bold" fo:background-color="#729fcf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d94b4b" loext:opacity="100%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-color="#168aad"/>
      <style:paragraph-properties fo:text-align="center"/>
    </style:style>
    <style:style style:name="P16" style:family="paragraph">
      <loext:graphic-properties draw:fill-color="#76c893"/>
      <style:paragraph-properties fo:text-align="center"/>
    </style:style>
    <style:style style:name="P17" style:family="paragraph">
      <loext:graphic-properties draw:fill="gradient" draw:fill-gradient-name="Gradient_20_8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text-outline="true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style:text-outline="true" style:font-name="Linux Libertine G" fo:font-weight="bold" fo:background-color="#729fcf" style:font-weight-asian="bold" style:font-weight-complex="bold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d94b4b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000000" loext:opacity="100%" style:text-outline="tru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loext:opacity="100%" style:text-outline="true" fo:font-weight="bold" style:font-weight-asian="bold" style:font-weight-complex="bold"/>
    </style:style>
    <style:style style:name="T7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583cm" svg:height="1.825cm" svg:x="-0.05cm" svg:y="0.6cm">
          <draw:text-box>
            <text:p text:style-name="P1"><text:span text:style-name="T1">Correlative models</text:span></text:p>
          </draw:text-box>
        </draw:frame>
        <draw:custom-shape draw:style-name="gr2" draw:text-style-name="P3" draw:layer="layout" svg:width="25.116cm" svg:height="2.092cm" svg:x="2.043cm" svg:y="5.96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4" draw:layer="layout" svg:width="25.115cm" svg:height="2.092cm" svg:x="2.043cm" svg:y="4.846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5" draw:layer="layout" svg:width="25.812cm" svg:height="1.394cm" svg:x="1.696cm" svg:y="2.615cm">
          <text:p/>
          <draw:enhanced-geometry svg:viewBox="0 0 21600 21600" draw:text-areas="?f5 ?f1 ?f6 ?f3" draw:type="left-right-arrow" draw:modifiers="1004.28841239862 6547.6349100599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9.4cm" svg:height="1.921cm" svg:x="17.55cm" svg:y="4.929cm">
          <draw:text-box>
            <text:p text:style-name="P6"><text:span text:style-name="T2">Realism</text:span></text:p>
          </draw:text-box>
        </draw:frame>
        <draw:frame draw:style-name="gr6" draw:text-style-name="P9" draw:layer="layout" svg:width="10.118cm" svg:height="1.342cm" svg:x="2.244cm" svg:y="6.759cm">
          <draw:text-box>
            <text:p text:style-name="P8"><text:span text:style-name="T2">Precision</text:span></text:p>
          </draw:text-box>
        </draw:frame>
        <draw:frame draw:style-name="gr7" draw:text-style-name="P2" draw:layer="layout" svg:width="6.226cm" svg:height="2.099cm" svg:x="23.174cm" svg:y="0.7cm">
          <draw:text-box>
            <text:p text:style-name="P1"><text:span text:style-name="T1">Forward process-based models</text:span></text:p>
          </draw:text-box>
        </draw:frame>
        <draw:frame draw:style-name="gr7" draw:text-style-name="P10" draw:layer="layout" svg:width="7.034cm" svg:height="2.099cm" svg:x="11.383cm" svg:y="0.6cm">
          <draw:text-box>
            <text:p text:style-name="P1"><text:span text:style-name="T3">Backward process-based models</text:span></text:p>
          </draw:text-box>
        </draw:frame>
        <draw:frame draw:style-name="gr8" draw:text-style-name="P12" draw:layer="layout" svg:width="10.675cm" svg:height="1.011cm" svg:x="18.696cm" svg:y="8.489cm">
          <draw:text-box>
            <text:p text:style-name="P11"><text:span text:style-name="T4">Adapted from Dormann et al. (2012)</text:span></text:p>
          </draw:text-box>
        </draw:frame>
      </draw:page>
      <draw:page draw:name="page2" draw:style-name="dp1" draw:master-page-name="Standard">
        <draw:frame draw:style-name="gr9" draw:text-style-name="P14" draw:layer="layout" svg:width="4.001cm" svg:height="1.505cm" svg:x="-0.25cm" svg:y="0.9cm">
          <draw:text-box>
            <text:p text:style-name="P13"><text:span text:style-name="T5">Correlative models</text:span></text:p>
          </draw:text-box>
        </draw:frame>
        <draw:custom-shape draw:style-name="gr10" draw:text-style-name="P15" draw:layer="layout" svg:width="18.001cm" svg:height="1.5cm" svg:x="1.25cm" svg:y="4.88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6" draw:layer="layout" svg:width="18cm" svg:height="1.5cm" svg:x="1.251cm" svg:y="4.088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7" draw:layer="layout" svg:width="18.5cm" svg:height="1cm" svg:x="1.001cm" svg:y="2.488cm">
          <text:p/>
          <draw:enhanced-geometry svg:viewBox="0 0 21600 21600" draw:text-areas="?f5 ?f1 ?f6 ?f3" draw:mirror-horizontal="false" draw:mirror-vertical="false" draw:type="left-right-arrow" draw:modifiers="1004.28841239862 6547.6349100599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8" draw:layer="layout" svg:width="7.251cm" svg:height="0.962cm" svg:x="12cm" svg:y="4.076cm">
          <draw:text-box>
            <text:p><text:span text:style-name="T6">Ecological knowledge</text:span></text:p>
          </draw:text-box>
        </draw:frame>
        <draw:frame draw:style-name="gr13" draw:text-style-name="P19" draw:layer="layout" svg:width="7.251cm" svg:height="0.962cm" svg:x="1.251cm" svg:y="5.388cm">
          <draw:text-box>
            <text:p><text:span text:style-name="T6">Species distribution</text:span></text:p>
          </draw:text-box>
        </draw:frame>
        <draw:frame draw:style-name="gr9" draw:text-style-name="P14" draw:layer="layout" svg:width="5cm" svg:height="1.505cm" svg:x="16.251cm" svg:y="0.9cm">
          <draw:text-box>
            <text:p text:style-name="P13"><text:span text:style-name="T5">Process-based models</text:span></text:p>
          </draw:text-box>
        </draw:frame>
        <draw:frame draw:style-name="gr14" draw:text-style-name="P21" draw:layer="layout" svg:width="6cm" svg:height="1.505cm" svg:x="7.251cm" svg:y="0.9cm">
          <draw:text-box>
            <text:p text:style-name="P20"><text:span text:style-name="T7">Fitted process-based models</text:span></text:p>
          </draw:text-box>
        </draw:frame>
        <draw:frame draw:style-name="gr15" draw:text-style-name="P12" draw:layer="layout" svg:width="7.651cm" svg:height="0.725cm" svg:x="13.4cm" svg:y="6.7cm">
          <draw:text-box>
            <text:p text:style-name="P11"><text:span text:style-name="T8">Adapted from Dormann et al. (2012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8" draw:display-name="Gradient 8" draw:style="linear" draw:start-color="#168aad" draw:end-color="#76c893" draw:start-intensity="100%" draw:end-intensity="100%" draw:angle="30deg" draw:border="0%"/>
    <draw:gradient draw:name="Gradient_20_9" draw:display-name="Gradient 9" draw:style="linear" draw:start-color="#f9cf61" draw:end-color="#e98a51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28T10:03:09.593000000</meta:creation-date>
    <dc:date>2022-11-09T17:43:10.107000000</dc:date>
    <dc:creator>Victor Van der Meersch</dc:creator>
    <meta:editing-duration>P1DT21H34M57S</meta:editing-duration>
    <meta:editing-cycles>13</meta:editing-cycles>
    <meta:generator>LibreOffice/7.2.4.1$Windows_X86_64 LibreOffice_project/27d75539669ac387bb498e35313b970b7fe9c4f9</meta:generator>
    <meta:document-statistic meta:object-count="18"/>
  </office:meta>
</office:document-meta>
</file>